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a6ffa6" draw:fill="solid" draw:fill-color="#e9ffe9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stroke-dash="Ultrafine_20_Dashed" draw:fill="solid" draw:fill-color="#ffcc99" draw:textarea-horizontal-align="right" draw:textarea-vertical-align="middle" draw:auto-grow-height="false" fo:padding-top="1.175cm"/>
    </style:style>
    <style:style style:name="gr3" style:family="graphic" style:parent-style-name="standard">
      <style:graphic-properties draw:stroke="solid" draw:stroke-dash="Ultrafine_20_Dashed" draw:fill="solid" draw:fill-color="#ff9966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5" style:family="graphic" style:parent-style-name="standard">
      <style:graphic-properties draw:stroke="solid" draw:stroke-dash="Ultrafine_20_Dashed" draw:fill="solid" draw:fill-color="#ff9966" draw:textarea-horizontal-align="justify" draw:textarea-vertical-align="middle" draw:auto-grow-height="false" fo:padding-left="1.682cm" fo:padding-right="0.254cm"/>
    </style:style>
    <style:style style:name="gr6" style:family="graphic" style:parent-style-name="standard">
      <style:graphic-properties draw:stroke="solid" draw:stroke-dash="Ultrafine_20_Dashed" draw:fill="solid" draw:fill-color="#ffcc99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8" style:family="graphic" style:parent-style-name="standard">
      <style:graphic-properties svg:stroke-color="#808080" draw:textarea-horizontal-align="center" draw:textarea-vertical-align="middle"/>
    </style:style>
    <style:style style:name="gr9" style:family="graphic" style:parent-style-name="standard">
      <style:graphic-properties draw:stroke="solid" draw:stroke-dash="Ultrafine_20_Dashed" draw:fill="solid" draw:fill-color="#ff9966" draw:textarea-horizontal-align="justify" draw:textarea-vertical-align="middle" draw:auto-grow-height="false" fo:padding-left="0.254cm" fo:padding-right="0.254cm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stroke="none" draw:fill="solid" draw:fill-color="#800000" draw:textarea-horizontal-align="justify" draw:textarea-vertical-align="middle" draw:auto-grow-height="false" fo:padding-top="0.1cm" fo:padding-bottom="0.1cm" fo:padding-left="0.1cm" fo:padding-right="0.1cm"/>
    </style:style>
    <style:style style:name="gr13" style:family="graphic" style:parent-style-name="objectwithoutfill">
      <style:graphic-properties svg:stroke-width="0.1cm" svg:stroke-color="#800000" draw:marker-start-width="0.35cm" draw:marker-end="Arrow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14" style:family="graphic" style:parent-style-name="standard">
      <style:graphic-properties draw:stroke="solid" draw:stroke-dash="Ultrafine_20_Dashed" svg:stroke-width="0.05cm" draw:marker-start-width="0.35cm" draw:marker-end-width="0.35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draw:fill="solid" draw:fill-color="#beffbe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objectwithoutfill">
      <style:graphic-properties svg:stroke-color="#800000" draw:marker-start-width="0.2cm" draw:marker-end="Arrow" draw:marker-end-width="0.2cm" draw:fill="none" draw:textarea-horizontal-align="center" draw:textarea-vertical-align="middle"/>
    </style:style>
    <style:style style:name="gr18" style:family="graphic">
      <style:graphic-properties draw:stroke="solid" draw:stroke-dash="Ultrafine_20_Dashed" svg:stroke-width="0.05cm" draw:marker-start-width="0.35cm" draw:marker-end-width="0.35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>
      <style:graphic-properties draw:fill="solid" draw:fill-color="#beffbe" draw:textarea-horizontal-align="justify" draw:textarea-vertical-align="middle" draw:auto-grow-height="false"/>
    </style:style>
    <style:style style:name="gr20" style:family="graphic" style:parent-style-name="standard">
      <style:graphic-properties draw:stroke="solid" draw:stroke-dash="Ultrafine_20_Dashed" svg:stroke-width="0.05cm" draw:marker-start-width="0.35cm" draw:marker-end-width="0.35cm" draw:fill="solid" draw:fill-color="#ffb5a0" draw:textarea-horizontal-align="justify" draw:textarea-vertical-align="top" draw:auto-grow-height="fals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cm" draw:marker-start-width="0.225cm" draw:marker-end="Arrow" draw:marker-end-width="0.225cm" draw:fill="none" draw:textarea-horizontal-align="center" draw:textarea-vertical-align="middle" fo:padding-top="0.025cm" fo:padding-bottom="0.025cm" fo:padding-left="0.025cm" fo:padding-right="0.025cm"/>
    </style:style>
    <style:style style:name="gr22" style:family="graphic" style:parent-style-name="standard">
      <style:graphic-properties draw:stroke="solid" draw:stroke-dash="Ultrafine_20_Dashed" svg:stroke-width="0cm" draw:marker-start-width="0.275cm" draw:marker-end-width="0.275cm" draw:fill="solid" draw:fill-color="#ffb5a0" draw:textarea-horizontal-align="justify" draw:textarea-vertical-align="top" draw:auto-grow-height="false" fo:padding-top="0.125cm" fo:padding-bottom="0.125cm" fo:padding-left="0.25cm" fo:padding-right="0.25cm"/>
    </style:style>
    <style:style style:name="gr23" style:family="graphic" style:parent-style-name="standard">
      <style:graphic-properties draw:stroke="solid" draw:stroke-dash="Ultrafine_20_Dashed" svg:stroke-width="0.05cm" draw:marker-start-width="0.35cm" draw:marker-end-width="0.35cm" draw:fill="solid" draw:fill-color="#ccffff" draw:textarea-horizontal-align="justify" draw:textarea-vertical-align="top" draw:auto-grow-height="false" fo:padding-top="0.15cm" fo:padding-bottom="0.15cm" fo:padding-left="0.275cm" fo:padding-right="0.275cm"/>
    </style:style>
    <style:style style:name="gr24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25" style:family="graphic">
      <style:graphic-properties draw:stroke="solid" draw:stroke-dash="Ultrafine_20_Dashed" svg:stroke-width="0cm" draw:marker-start-width="0.275cm" draw:marker-end-width="0.275cm" draw:fill="solid" draw:fill-color="#ffff99" draw:textarea-horizontal-align="justify" draw:textarea-vertical-align="middle" draw:auto-grow-height="false" fo:padding-top="0.125cm" fo:padding-bottom="0.125cm" fo:padding-left="0.25cm" fo:padding-right="0.25cm"/>
    </style:style>
    <style:style style:name="gr26" style:family="graphic">
      <style:graphic-properties draw:stroke="solid" draw:stroke-dash="Ultrafine_20_Dashed" svg:stroke-width="0.05cm" draw:marker-start-width="0.35cm" draw:marker-end-width="0.35cm" draw:fill="solid" draw:fill-color="#ffb5a0" draw:textarea-horizontal-align="justify" draw:textarea-vertical-align="top" draw:auto-grow-height="false" fo:padding-top="0.15cm" fo:padding-bottom="0.15cm" fo:padding-left="0.275cm" fo:padding-right="0.275cm"/>
    </style:style>
    <style:style style:name="gr2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.5pt" style:font-size-asian="10.5pt" style:font-size-complex="10.5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color="#ffffff" fo:font-size="12pt" style:font-size-asian="12pt" style:font-size-complex="12pt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text-properties fo:font-size="10.5pt" fo:font-style="italic" style:font-size-asian="10.5pt" style:font-style-asian="italic" style:font-size-complex="10.5pt" style:font-style-complex="italic"/>
    </style:style>
    <style:style style:name="P8" style:family="paragraph">
      <style:text-properties fo:color="#800000" fo:font-size="10.5pt" style:font-size-asian="10.5pt" style:font-size-complex="10.5pt"/>
    </style:style>
    <style:style style:name="P9" style:family="paragraph">
      <style:paragraph-properties fo:text-align="center"/>
      <style:text-properties fo:font-size="12pt"/>
    </style:style>
    <style:style style:name="P10" style:family="paragraph">
      <style:paragraph-properties fo:text-align="center"/>
      <style:text-properties fo:font-size="10.5pt"/>
    </style:style>
    <style:style style:name="P11" style:family="paragraph">
      <style:text-properties fo:font-size="10.5pt" fo:font-style="italic" style:font-style-asian="italic" style:font-style-complex="italic"/>
    </style:style>
    <style:style style:name="P12" style:family="paragraph">
      <style:text-properties fo:font-size="8pt" style:font-size-asian="8pt" style:font-size-complex="8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2pt" style:font-size-asian="12pt" style:font-size-complex="12pt"/>
    </style:style>
    <style:style style:name="P15" style:family="paragraph">
      <style:text-properties fo:font-size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color="#ffff00" fo:font-size="12pt" style:font-size-asian="12pt" style:font-size-complex="12pt"/>
    </style:style>
    <style:style style:name="T4" style:family="text">
      <style:text-properties fo:color="#ffffff" fo:font-size="12pt" style:font-size-asian="12pt" style:font-size-complex="12pt"/>
    </style:style>
    <style:style style:name="T5" style:family="text">
      <style:text-properties fo:font-size="3pt" style:font-size-asian="3pt" style:font-size-complex="3pt"/>
    </style:style>
    <style:style style:name="T6" style:family="text">
      <style:text-properties style:font-name="Courier New1" fo:font-size="10.5pt" fo:font-weight="bold" style:font-size-asian="10.5pt" style:font-weight-asian="bold" style:font-size-complex="10.5pt" style:font-weight-complex="bold"/>
    </style:style>
    <style:style style:name="T7" style:family="text">
      <style:text-properties fo:font-size="10.5pt" fo:font-style="italic" style:font-size-asian="10.5pt" style:font-style-asian="italic" style:font-size-complex="10.5pt" style:font-style-complex="italic"/>
    </style:style>
    <style:style style:name="T8" style:family="text">
      <style:text-properties fo:color="#800000" fo:font-size="10.5pt" style:font-size-asian="10.5pt" style:font-size-complex="10.5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use-window-font-color="true" style:font-name="Courier New1" fo:font-size="7pt" fo:font-weight="normal" style:font-size-asian="7pt" style:font-weight-asian="normal" style:font-size-complex="7pt" style:font-weight-complex="normal"/>
    </style:style>
    <style:style style:name="T12" style:family="text">
      <style:text-properties style:use-window-font-color="true" style:font-name="Courier New1" fo:font-size="3pt" fo:font-weight="normal" style:font-size-asian="3pt" style:font-weight-asian="normal" style:font-size-complex="3pt" style:font-weight-complex="normal"/>
    </style:style>
    <style:style style:name="T13" style:family="text">
      <style:text-properties fo:font-size="10.5pt" fo:font-weight="bold" style:font-size-asian="10.5pt" style:font-weight-asian="bold" style:font-size-complex="10.5pt" style:font-weight-complex="bold"/>
    </style:style>
    <style:style style:name="T14" style:family="text">
      <style:text-properties fo:font-size="3pt" fo:font-weight="bold" style:font-size-asian="3pt" style:font-weight-asian="bold" style:font-size-complex="3pt" style:font-weight-complex="bold"/>
    </style:style>
    <style:style style:name="T15" style:family="text">
      <style:text-properties style:font-name="Courier New1" fo:font-size="10.5pt" fo:font-weight="normal" style:font-size-asian="10.5pt" style:font-weight-asian="normal" style:font-size-complex="10.5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94cm" svg:height="1.27cm" svg:x="11.16cm" svg:y="2.524cm">
          <text:p/>
          <draw:enhanced-geometry svg:viewBox="0 0 21600 21600" draw:text-areas="?f0 0 ?f2 ?f5" draw:type="down-arrow" draw:modifiers="13051.7702596381 5935.1699463327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2.794cm" svg:height="1.27cm" svg:x="6.588cm" svg:y="2.524cm">
          <text:p/>
          <draw:enhanced-geometry svg:viewBox="0 0 21600 21600" draw:text-areas="?f0 0 ?f2 ?f5" draw:type="down-arrow" draw:modifiers="13051.7702596381 5935.1699463327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8.001cm" svg:height="5.842cm" svg:x="5.699cm" svg:y="5.572cm">
          <text:p text:style-name="P2"><text:span text:style-name="T1">midPoint</text:span></text:p>
          <text:p text:style-name="P2"><text:span text:style-name="T1">Core</text:span></text:p>
          <draw:enhanced-geometry svg:viewBox="0 0 21600 21600" draw:path-stretchpoint-x="10800" draw:path-stretchpoint-y="10800" draw:text-areas="?f3 ?f4 ?f5 ?f6" draw:type="round-rectangle" draw:modifiers="1915.116279069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9" draw:id="id9" draw:layer="layout" svg:width="7.241cm" svg:height="0.89cm" svg:x="6.08cm" svg:y="9.89cm">
          <text:p text:style-name="P3"><text:span text:style-name="T2">Repository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8" draw:id="id8" draw:layer="layout" svg:width="3.81cm" svg:height="1.27cm" svg:x="7.858cm" svg:y="11.922cm">
          <text:p text:style-name="P4"><text:span text:style-name="T1">MidPoint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3" xml:id="id2" draw:id="id2" draw:layer="layout" svg:width="3.811cm" svg:height="0.761cm" svg:x="6.079cm" svg:y="8.62cm">
          <text:p text:style-name="P3"><text:span text:style-name="T2">Provisio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7" draw:id="id7" draw:layer="layout" svg:width="7.241cm" svg:height="2.032cm" svg:x="6.08cm" svg:y="6.08cm">
          <text:p text:style-name="P3"><text:span text:style-name="T2">IDM 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6" draw:id="id6" draw:layer="layout" svg:width="4.445cm" svg:height="1.014cm" svg:x="5.826cm" svg:y="4.05cm">
          <text:p text:style-name="P4"><text:span text:style-name="T1">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" draw:id="id1" draw:layer="layout" svg:width="2.54cm" svg:height="0.89cm" svg:x="2.016cm" svg:y="6.842cm">
          <text:p text:style-name="P3"><text:span text:style-name="T2">Resource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8" draw:text-style-name="P1" draw:layer="layout" draw:type="curve" svg:x1="4.556cm" svg:y1="7.287cm" svg:x2="6.079cm" svg:y2="9cm" draw:start-shape="id1" draw:start-glue-point="7" draw:end-shape="id2" draw:end-glue-point="3" svg:d="m4556 7287c1143 0 382 1713 1523 1713" svg:viewBox="0 0 1524 1714">
          <text:p/>
        </draw:connector>
        <draw:connector draw:style-name="gr8" draw:text-style-name="P1" draw:layer="layout" draw:type="curve" svg:x1="4.556cm" svg:y1="8.429cm" svg:x2="6.079cm" svg:y2="9cm" draw:start-shape="id3" draw:start-glue-point="7" draw:end-shape="id2" svg:d="m4556 8429c1143 0 382 571 1523 571" svg:viewBox="0 0 1524 572">
          <text:p/>
        </draw:connector>
        <draw:connector draw:style-name="gr8" draw:text-style-name="P1" draw:layer="layout" draw:type="curve" svg:x1="4.556cm" svg:y1="9.573cm" svg:x2="6.079cm" svg:y2="9cm" draw:start-shape="id4" draw:start-glue-point="7" draw:end-shape="id2" draw:end-glue-point="3" svg:d="m4556 9573c1143 0 382-573 1523-573" svg:viewBox="0 0 1524 574">
          <text:p/>
        </draw:connector>
        <draw:connector draw:style-name="gr8" draw:text-style-name="P1" draw:layer="layout" draw:type="curve" svg:x1="4.556cm" svg:y1="10.715cm" svg:x2="6.079cm" svg:y2="9cm" draw:start-shape="id5" draw:start-glue-point="7" draw:end-shape="id2" svg:d="m4556 10715c1143 0 382-1715 1523-1715" svg:viewBox="0 0 1524 1716">
          <text:p/>
        </draw:connector>
        <draw:connector draw:style-name="gr8" draw:text-style-name="P1" draw:layer="layout" draw:type="curve" svg:x1="8.048cm" svg:y1="5.064cm" svg:x2="9.7cm" svg:y2="6.08cm" draw:start-shape="id6" draw:start-glue-point="2" draw:end-shape="id7" svg:d="m8048 5064c0 763 1652 256 1652 1016" svg:viewBox="0 0 1653 1017">
          <text:p/>
        </draw:connector>
        <draw:connector draw:style-name="gr8" draw:text-style-name="P1" draw:layer="layout" draw:type="curve" svg:x1="9.763cm" svg:y1="11.922cm" svg:x2="9.7cm" svg:y2="10.78cm" draw:start-shape="id8" draw:start-glue-point="5" draw:end-shape="id9" draw:end-glue-point="2" svg:d="m9763 11922c0-855-63-284-63-1142" svg:viewBox="0 0 64 1143">
          <text:p/>
        </draw:connector>
        <draw:connector draw:style-name="gr8" draw:text-style-name="P1" draw:layer="layout" draw:type="curve" svg:x1="9.7cm" svg:y1="9.89cm" svg:x2="7.984cm" svg:y2="9.381cm" draw:start-shape="id9" draw:start-glue-point="0" draw:end-shape="id2" draw:end-glue-point="2" svg:d="m9700 9890c0-381-1716-127-1716-509" svg:viewBox="0 0 1717 510">
          <text:p/>
        </draw:connector>
        <draw:connector draw:style-name="gr8" draw:text-style-name="P1" draw:layer="layout" draw:type="curve" svg:x1="9.7cm" svg:y1="8.112cm" svg:x2="7.984cm" svg:y2="8.62cm" draw:start-shape="id7" draw:start-glue-point="2" draw:end-shape="id2" draw:end-glue-point="0" svg:d="m9700 8112c0 381-1716 127-1716 508" svg:viewBox="0 0 1717 509">
          <text:p/>
        </draw:connector>
        <draw:path draw:style-name="gr8" draw:text-style-name="P1" draw:layer="layout" svg:width="0.38cm" svg:height="1.777cm" svg:x="10.398cm" svg:y="8.112cm" svg:viewBox="0 0 381 1778" svg:d="m0 1778c311-312 381-491 381-846s-70-533-381-932">
          <text:p/>
        </draw:path>
        <draw:custom-shape draw:style-name="gr9" draw:text-style-name="P3" draw:layer="layout" svg:width="1.143cm" svg:height="0.761cm" svg:x="6.08cm" svg:y="8.621cm">
          <text:p text:style-name="P3"><text:span text:style-name="T2">IC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3" draw:id="id3" draw:layer="layout" svg:width="2.54cm" svg:height="0.89cm" svg:x="2.016cm" svg:y="7.984cm">
          <text:p text:style-name="P3"><text:span text:style-name="T2">Resource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3" xml:id="id4" draw:id="id4" draw:layer="layout" svg:width="2.54cm" svg:height="0.89cm" svg:x="2.016cm" svg:y="9.128cm">
          <text:p text:style-name="P3"><text:span text:style-name="T2">Resource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3" xml:id="id5" draw:id="id5" draw:layer="layout" svg:width="2.54cm" svg:height="0.89cm" svg:x="2.016cm" svg:y="10.27cm">
          <text:p text:style-name="P3"><text:span text:style-name="T2">Resource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g>
          <draw:custom-shape draw:style-name="gr10" draw:text-style-name="P1" draw:layer="layout" svg:width="0.343cm" svg:height="0.343cm" svg:x="6.194cm" svg:y="1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1" draw:layer="layout" svg:x1="6.366cm" svg:y1="1.851cm" svg:x2="6.366cm" svg:y2="2.423cm">
            <text:p/>
          </draw:line>
          <draw:line draw:style-name="gr11" draw:text-style-name="P1" draw:layer="layout" svg:x1="6.08cm" svg:y1="1.965cm" svg:x2="6.652cm" svg:y2="1.965cm">
            <text:p/>
          </draw:line>
          <draw:g>
            <draw:line draw:style-name="gr11" draw:text-style-name="P1" draw:layer="layout" svg:x1="6.366cm" svg:y1="2.422cm" svg:x2="6.137cm" svg:y2="2.651cm">
              <text:p/>
            </draw:line>
            <draw:line draw:style-name="gr11" draw:text-style-name="P1" draw:layer="layout" svg:x1="6.366cm" svg:y1="2.422cm" svg:x2="6.595cm" svg:y2="2.651cm">
              <text:p/>
            </draw:line>
          </draw:g>
        </draw:g>
        <draw:custom-shape draw:style-name="gr6" draw:text-style-name="P4" xml:id="id10" draw:id="id10" draw:layer="layout" svg:width="2.667cm" svg:height="1.014cm" svg:x="11.033cm" svg:y="4.05cm">
          <text:p text:style-name="P4"><text:span text:style-name="T1">Servi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curve" svg:x1="12.366cm" svg:y1="5.064cm" svg:x2="9.7cm" svg:y2="6.08cm" draw:start-shape="id10" draw:start-glue-point="2" draw:end-shape="id7" draw:end-glue-point="0" svg:d="m12366 5064c0 763-2666 256-2666 1016" svg:viewBox="0 0 2667 1017">
          <text:p/>
        </draw:connector>
        <draw:g>
          <draw:custom-shape draw:style-name="gr10" draw:text-style-name="P1" draw:layer="layout" svg:width="0.343cm" svg:height="0.343cm" svg:x="7.146cm" svg:y="1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1" draw:layer="layout" svg:x1="7.318cm" svg:y1="2.105cm" svg:x2="7.318cm" svg:y2="2.677cm">
            <text:p/>
          </draw:line>
          <draw:line draw:style-name="gr11" draw:text-style-name="P1" draw:layer="layout" svg:x1="7.032cm" svg:y1="2.219cm" svg:x2="7.604cm" svg:y2="2.219cm">
            <text:p/>
          </draw:line>
          <draw:g>
            <draw:line draw:style-name="gr11" draw:text-style-name="P1" draw:layer="layout" svg:x1="7.318cm" svg:y1="2.676cm" svg:x2="7.089cm" svg:y2="2.905cm">
              <text:p/>
            </draw:line>
            <draw:line draw:style-name="gr11" draw:text-style-name="P1" draw:layer="layout" svg:x1="7.318cm" svg:y1="2.676cm" svg:x2="7.547cm" svg:y2="2.905cm">
              <text:p/>
            </draw:line>
          </draw:g>
        </draw:g>
        <draw:g>
          <draw:custom-shape draw:style-name="gr10" draw:text-style-name="P1" draw:layer="layout" svg:width="0.343cm" svg:height="0.343cm" svg:x="7.908cm" svg:y="1.2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1" draw:layer="layout" svg:x1="8.08cm" svg:y1="1.597cm" svg:x2="8.08cm" svg:y2="2.169cm">
            <text:p/>
          </draw:line>
          <draw:line draw:style-name="gr11" draw:text-style-name="P1" draw:layer="layout" svg:x1="7.794cm" svg:y1="1.711cm" svg:x2="8.366cm" svg:y2="1.711cm">
            <text:p/>
          </draw:line>
          <draw:g>
            <draw:line draw:style-name="gr11" draw:text-style-name="P1" draw:layer="layout" svg:x1="8.08cm" svg:y1="2.168cm" svg:x2="7.851cm" svg:y2="2.397cm">
              <text:p/>
            </draw:line>
            <draw:line draw:style-name="gr11" draw:text-style-name="P1" draw:layer="layout" svg:x1="8.08cm" svg:y1="2.168cm" svg:x2="8.309cm" svg:y2="2.397cm">
              <text:p/>
            </draw:line>
          </draw:g>
        </draw:g>
        <draw:g>
          <draw:custom-shape draw:style-name="gr10" draw:text-style-name="P1" draw:layer="layout" svg:width="0.343cm" svg:height="0.343cm" svg:x="8.67cm" svg:y="1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1" draw:layer="layout" svg:x1="8.842cm" svg:y1="2.105cm" svg:x2="8.842cm" svg:y2="2.677cm">
            <text:p/>
          </draw:line>
          <draw:line draw:style-name="gr11" draw:text-style-name="P1" draw:layer="layout" svg:x1="8.556cm" svg:y1="2.219cm" svg:x2="9.128cm" svg:y2="2.219cm">
            <text:p/>
          </draw:line>
          <draw:g>
            <draw:line draw:style-name="gr11" draw:text-style-name="P1" draw:layer="layout" svg:x1="8.842cm" svg:y1="2.676cm" svg:x2="8.613cm" svg:y2="2.905cm">
              <text:p/>
            </draw:line>
            <draw:line draw:style-name="gr11" draw:text-style-name="P1" draw:layer="layout" svg:x1="8.842cm" svg:y1="2.676cm" svg:x2="9.071cm" svg:y2="2.905cm">
              <text:p/>
            </draw:line>
          </draw:g>
        </draw:g>
        <draw:g>
          <draw:custom-shape draw:style-name="gr10" draw:text-style-name="P1" draw:layer="layout" svg:width="0.343cm" svg:height="0.343cm" svg:x="9.432cm" svg:y="1.3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1" draw:layer="layout" svg:x1="9.604cm" svg:y1="1.724cm" svg:x2="9.604cm" svg:y2="2.296cm">
            <text:p/>
          </draw:line>
          <draw:line draw:style-name="gr11" draw:text-style-name="P1" draw:layer="layout" svg:x1="9.318cm" svg:y1="1.838cm" svg:x2="9.89cm" svg:y2="1.838cm">
            <text:p/>
          </draw:line>
          <draw:g>
            <draw:line draw:style-name="gr11" draw:text-style-name="P1" draw:layer="layout" svg:x1="9.604cm" svg:y1="2.295cm" svg:x2="9.375cm" svg:y2="2.524cm">
              <text:p/>
            </draw:line>
            <draw:line draw:style-name="gr11" draw:text-style-name="P1" draw:layer="layout" svg:x1="9.604cm" svg:y1="2.295cm" svg:x2="9.833cm" svg:y2="2.524cm">
              <text:p/>
            </draw:line>
          </draw:g>
        </draw:g>
        <draw:custom-shape draw:style-name="gr10" draw:text-style-name="P1" draw:layer="layout" svg:width="1.016cm" svg:height="0.508cm" svg:x="11.414cm" svg:y="2.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016cm" svg:height="0.508cm" svg:x="12.938cm" svg:y="2.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016cm" svg:height="0.508cm" svg:x="12.43cm" svg:y="1.5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016cm" svg:height="0.508cm" svg:x="10.906cm" svg:y="1.50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3.556cm" svg:height="2.032cm" svg:x="1.508cm" svg:y="2.778cm">
          <text:p text:style-name="P5"><text:span text:style-name="T3">GUI</text:span></text:p>
          <text:p text:style-name="P5"><text:span text:style-name="T4">Authorization</text:span><text:span text:style-name="T4"><text:line-break/></text:span><text:span text:style-name="T4">Enforce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4.81cm" svg:y1="3.794cm" svg:x2="7.858cm" svg:y2="4.302cm">
          <text:p/>
        </draw:line>
        <draw:custom-shape draw:style-name="gr12" draw:text-style-name="P5" draw:layer="layout" svg:width="3.556cm" svg:height="2.032cm" svg:x="14.462cm" svg:y="3.032cm">
          <text:p text:style-name="P5"><text:span text:style-name="T3">Service</text:span></text:p>
          <text:p text:style-name="P5"><text:span text:style-name="T3">Access</text:span><text:span text:style-name="T4"><text:line-break/></text:span><text:span text:style-name="T4">Enforce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4.716cm" svg:y1="4.048cm" svg:x2="12.684cm" svg:y2="4.302cm">
          <text:p/>
        </draw:line>
        <draw:custom-shape draw:style-name="gr12" draw:text-style-name="P5" draw:layer="layout" svg:width="3.556cm" svg:height="2.032cm" svg:x="14.462cm" svg:y="5.572cm">
          <text:p text:style-name="P5"><text:span text:style-name="T3">Request</text:span></text:p>
          <text:p text:style-name="P5"><text:span text:style-name="T4">Authorization</text:span><text:span text:style-name="T4"><text:line-break/></text:span><text:span text:style-name="T4">Enforce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4.716cm" svg:y1="6.334cm" svg:x2="9.89cm" svg:y2="6.334cm">
          <text:p/>
        </draw:line>
        <draw:custom-shape draw:style-name="gr12" draw:text-style-name="P5" draw:layer="layout" svg:width="3.556cm" svg:height="2.032cm" svg:x="14.462cm" svg:y="8.112cm">
          <text:p text:style-name="P5"><text:span text:style-name="T3">Execution</text:span></text:p>
          <text:p text:style-name="P5"><text:span text:style-name="T4">Authorization</text:span><text:span text:style-name="T4"><text:line-break/></text:span><text:span text:style-name="T4">Enforce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4.97cm" svg:y1="8.62cm" svg:x2="9.89cm" svg:y2="7.858cm">
          <text:p/>
        </draw:line>
      </draw:page>
      <draw:page draw:name="page2" draw:style-name="dp1" draw:master-page-name="Default">
        <draw:custom-shape draw:style-name="gr14" draw:text-style-name="P4" draw:layer="layout" svg:width="3.302cm" svg:height="1.524cm" svg:x="2.27cm" svg:y="2.778cm">
          <draw:glue-point draw:id="4" svg:x="2.351cm" svg:y="-5cm"/>
          <draw:glue-point draw:id="5" svg:x="-2.11cm" svg:y="-5cm"/>
          <text:p text:style-name="P1"><text:span text:style-name="T1">User</text:span><text:span text:style-name="T1"><text:line-break/></text:span><text:span text:style-name="T5"> </text:span></text:p>
          <text:p text:style-name="P1"><text:span text:style-name="T6">operator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3.81cm" svg:height="1.016cm" svg:x="6.334cm" svg:y="3.032cm">
          <text:p text:style-name="P1"><text:span text:style-name="T2">modify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4" draw:layer="layout" svg:width="3.302cm" svg:height="1.524cm" svg:x="10.652cm" svg:y="2.778cm">
          <draw:glue-point draw:id="4" svg:x="2.351cm" svg:y="-5cm"/>
          <draw:glue-point draw:id="5" svg:x="-2.11cm" svg:y="-5cm"/>
          <text:p text:style-name="P1"><text:span text:style-name="T1">User</text:span><text:span text:style-name="T1"><text:line-break/></text:span><text:span text:style-name="T5"> </text:span></text:p>
          <text:p text:style-name="P1"><text:span text:style-name="T6">j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7" draw:layer="layout" svg:width="2.945cm" svg:height="0.666cm" svg:x="2.524cm" svg:y="1.762cm">
          <draw:text-box>
            <text:p text:style-name="P6"><text:span text:style-name="T7">Logged-in user</text:span></text:p>
          </draw:text-box>
        </draw:frame>
        <draw:frame draw:style-name="gr16" draw:text-style-name="P7" draw:layer="layout" svg:width="3.567cm" svg:height="0.666cm" svg:x="6.429cm" svg:y="1.762cm">
          <draw:text-box>
            <text:p text:style-name="P6"><text:span text:style-name="T7">changes password</text:span></text:p>
          </draw:text-box>
        </draw:frame>
        <draw:frame draw:style-name="gr16" draw:text-style-name="P7" draw:layer="layout" svg:width="2.966cm" svg:height="0.666cm" svg:x="10.906cm" svg:y="1.762cm">
          <draw:text-box>
            <text:p text:style-name="P6"><text:span text:style-name="T7">of another user</text:span></text:p>
          </draw:text-box>
        </draw:frame>
        <draw:frame draw:style-name="gr16" draw:text-style-name="P8" draw:layer="layout" svg:width="1.725cm" svg:height="0.666cm" svg:x="3.032cm" svg:y="5.318cm">
          <draw:text-box>
            <text:p text:style-name="P8"><text:span text:style-name="T8">Subject</text:span></text:p>
          </draw:text-box>
        </draw:frame>
        <draw:line draw:style-name="gr17" draw:text-style-name="P1" draw:layer="layout" svg:x1="3.894cm" svg:y1="5.318cm" svg:x2="3.894cm" svg:y2="4.556cm">
          <text:p/>
        </draw:line>
        <draw:frame draw:style-name="gr16" draw:text-style-name="P8" draw:layer="layout" svg:width="1.522cm" svg:height="0.666cm" svg:x="7.017cm" svg:y="5.318cm">
          <draw:text-box>
            <text:p text:style-name="P8"><text:span text:style-name="T8">Action</text:span></text:p>
          </draw:text-box>
        </draw:frame>
        <draw:line draw:style-name="gr17" draw:text-style-name="P1" draw:layer="layout" svg:x1="7.778cm" svg:y1="5.318cm" svg:x2="7.778cm" svg:y2="4.556cm">
          <text:p/>
        </draw:line>
        <draw:frame draw:style-name="gr16" draw:text-style-name="P8" draw:layer="layout" svg:width="1.565cm" svg:height="0.666cm" svg:x="11.414cm" svg:y="5.318cm">
          <draw:text-box>
            <text:p text:style-name="P8"><text:span text:style-name="T8">Object</text:span></text:p>
          </draw:text-box>
        </draw:frame>
        <draw:line draw:style-name="gr17" draw:text-style-name="P1" draw:layer="layout" svg:x1="12.196cm" svg:y1="5.318cm" svg:x2="12.196cm" svg:y2="4.556cm">
          <text:p/>
        </draw:line>
      </draw:page>
      <draw:page draw:name="page3" draw:style-name="dp1" draw:master-page-name="Default">
        <draw:custom-shape draw:style-name="gr18" draw:text-style-name="P4" xml:id="id11" draw:id="id11" draw:layer="Layout" svg:width="3.302cm" svg:height="1.524cm" svg:x="2.27cm" svg:y="2.778cm">
          <draw:glue-point draw:id="4" svg:x="2.351cm" svg:y="-5cm"/>
          <draw:glue-point draw:id="5" svg:x="-2.11cm" svg:y="-5cm"/>
          <text:p text:style-name="P9"><text:span text:style-name="T1">User</text:span><text:span text:style-name="T1"><text:line-break/></text:span><text:span text:style-name="T5"> </text:span></text:p>
          <text:p text:style-name="P9"><text:span text:style-name="T6">operator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3.81cm" svg:height="1.016cm" svg:x="6.334cm" svg:y="3.032cm">
          <text:p text:style-name="P10"><text:span text:style-name="T2">modify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4" xml:id="id13" draw:id="id13" draw:layer="Layout" svg:width="3.302cm" svg:height="1.524cm" svg:x="10.652cm" svg:y="2.778cm">
          <draw:glue-point draw:id="4" svg:x="2.351cm" svg:y="-5cm"/>
          <draw:glue-point draw:id="5" svg:x="-2.11cm" svg:y="-5cm"/>
          <text:p text:style-name="P9"><text:span text:style-name="T1">User</text:span><text:span text:style-name="T1"><text:line-break/></text:span><text:span text:style-name="T5"> </text:span></text:p>
          <text:p text:style-name="P9"><text:span text:style-name="T6">j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7" draw:layer="layout" svg:width="2.945cm" svg:height="0.666cm" svg:x="2.524cm" svg:y="1.762cm">
          <draw:text-box>
            <text:p text:style-name="P11"><text:span text:style-name="T7">Logged-in user</text:span></text:p>
          </draw:text-box>
        </draw:frame>
        <draw:frame draw:style-name="gr16" draw:text-style-name="P7" draw:layer="layout" svg:width="3.567cm" svg:height="0.666cm" svg:x="6.429cm" svg:y="1.762cm">
          <draw:text-box>
            <text:p text:style-name="P11"><text:span text:style-name="T7">changes password</text:span></text:p>
          </draw:text-box>
        </draw:frame>
        <draw:frame draw:style-name="gr16" draw:text-style-name="P7" draw:layer="layout" svg:width="2.966cm" svg:height="0.666cm" svg:x="10.734cm" svg:y="1.762cm">
          <draw:text-box>
            <text:p text:style-name="P11"><text:span text:style-name="T7">of another user</text:span></text:p>
          </draw:text-box>
        </draw:frame>
        <draw:frame draw:style-name="gr16" draw:text-style-name="P8" draw:layer="layout" svg:width="1.522cm" svg:height="0.666cm" svg:x="7.017cm" svg:y="5.318cm">
          <draw:text-box>
            <text:p text:style-name="P8"><text:span text:style-name="T8">Action</text:span></text:p>
          </draw:text-box>
        </draw:frame>
        <draw:line draw:style-name="gr17" draw:text-style-name="P1" draw:layer="layout" svg:x1="7.778cm" svg:y1="5.318cm" svg:x2="7.778cm" svg:y2="4.556cm">
          <text:p/>
        </draw:line>
        <draw:custom-shape draw:style-name="gr20" draw:text-style-name="P4" xml:id="id12" draw:id="id12" draw:layer="layout" svg:width="3.302cm" svg:height="2.032cm" svg:x="2.27cm" svg:y="5.318cm">
          <draw:glue-point draw:id="4" svg:x="2.351cm" svg:y="-5cm"/>
          <draw:glue-point draw:id="5" svg:x="-2.11cm" svg:y="-5cm"/>
          <text:p text:style-name="P9"><text:span text:style-name="T1">Role</text:span><text:span text:style-name="T1"><text:line-break/></text:span><text:span text:style-name="T5"> </text:span></text:p>
          <text:p text:style-name="P9"><text:span text:style-name="T6">CC Op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" draw:layer="layout" draw:type="line" svg:x1="3.921cm" svg:y1="4.302cm" svg:x2="3.921cm" svg:y2="5.318cm" draw:start-shape="id11" draw:start-glue-point="2" draw:end-shape="id12" svg:d="m3921 4302v1016" svg:viewBox="0 0 1 1017">
          <text:p/>
        </draw:connector>
        <draw:frame draw:style-name="gr16" draw:text-style-name="P12" draw:layer="layout" svg:width="1.954cm" svg:height="0.573cm" svg:x="2.016cm" svg:y="4.491cm">
          <draw:text-box>
            <text:p><text:span text:style-name="T9">assignment</text:span></text:p>
          </draw:text-box>
        </draw:frame>
        <draw:custom-shape draw:style-name="gr22" draw:text-style-name="P14" draw:layer="layout" svg:width="5.842cm" svg:height="2.032cm" svg:x="2.778cm" svg:y="6.842cm">
          <draw:glue-point draw:id="4" svg:x="2.351cm" svg:y="-5cm"/>
          <draw:glue-point draw:id="5" svg:x="-2.11cm" svg:y="-5cm"/>
          <text:p text:style-name="P13"><text:span text:style-name="T10">authrorization</text:span><text:span text:style-name="T11"><text:line-break/></text:span><text:span text:style-name="T12"> </text:span></text:p>
          <text:p text:style-name="P13"><text:span text:style-name="T11">decision = allow</text:span></text:p>
          <text:p text:style-name="P13"><text:span text:style-name="T11">action = http://...#modify</text:span></text:p>
          <text:p text:style-name="P13"><text:span text:style-name="T11">object = (any user in) Example Inc.</text:span></text:p>
          <text:p text:style-name="P13"><text:span text:style-name="T11">item = credentials/password</text:span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xml:id="id14" draw:id="id14" draw:layer="layout" svg:width="3.302cm" svg:height="1.524cm" svg:x="10.652cm" svg:y="5.318cm">
          <draw:glue-point draw:id="4" svg:x="2.351cm" svg:y="-5cm"/>
          <draw:glue-point draw:id="5" svg:x="-2.11cm" svg:y="-5cm"/>
          <text:p text:style-name="P9"><text:span text:style-name="T1">Org</text:span><text:span text:style-name="T1"><text:line-break/></text:span><text:span text:style-name="T5"> </text:span></text:p>
          <text:p text:style-name="P9"><text:span text:style-name="T6">Example Inc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2" draw:layer="layout" svg:width="1.954cm" svg:height="0.573cm" svg:x="12.254cm" svg:y="4.492cm">
          <draw:text-box>
            <text:p><text:span text:style-name="T9">assignment</text:span></text:p>
          </draw:text-box>
        </draw:frame>
        <draw:connector draw:style-name="gr21" draw:text-style-name="P1" draw:layer="layout" draw:type="line" svg:x1="12.303cm" svg:y1="4.302cm" svg:x2="12.303cm" svg:y2="5.318cm" draw:start-shape="id13" draw:start-glue-point="2" draw:end-shape="id14" svg:d="m12303 4302v1016" svg:viewBox="0 0 1 1017">
          <text:p/>
        </draw:connector>
        <draw:frame draw:style-name="gr16" draw:text-style-name="P8" draw:layer="layout" svg:width="1.725cm" svg:height="0.666cm" svg:x="3.032cm" svg:y="9.986cm">
          <draw:text-box>
            <text:p text:style-name="P8"><text:span text:style-name="T8">Subject</text:span></text:p>
          </draw:text-box>
        </draw:frame>
        <draw:line draw:style-name="gr17" draw:text-style-name="P1" draw:layer="layout" svg:x1="3.894cm" svg:y1="9.986cm" svg:x2="3.894cm" svg:y2="9.224cm">
          <text:p/>
        </draw:line>
        <draw:frame draw:style-name="gr16" draw:text-style-name="P8" draw:layer="layout" svg:width="1.565cm" svg:height="0.666cm" svg:x="11.415cm" svg:y="8.112cm">
          <draw:text-box>
            <text:p text:style-name="P8"><text:span text:style-name="T8">Object</text:span></text:p>
          </draw:text-box>
        </draw:frame>
        <draw:line draw:style-name="gr17" draw:text-style-name="P1" draw:layer="layout" svg:x1="12.197cm" svg:y1="8.112cm" svg:x2="12.197cm" svg:y2="7.35cm">
          <text:p/>
        </draw:line>
      </draw:page>
      <draw:page draw:name="page4" draw:style-name="dp1" draw:master-page-name="Default">
        <draw:line draw:style-name="gr24" draw:text-style-name="P1" draw:layer="layout" svg:x1="9.636cm" svg:y1="3.54cm" svg:x2="9.636cm" svg:y2="5.064cm">
          <text:p/>
        </draw:line>
        <draw:custom-shape draw:style-name="gr18" draw:text-style-name="P4" draw:layer="Layout" svg:width="3.302cm" svg:height="1.524cm" svg:x="1.417cm" svg:y="2.778cm">
          <draw:glue-point draw:id="4" svg:x="2.351cm" svg:y="-5cm"/>
          <draw:glue-point draw:id="5" svg:x="-2.11cm" svg:y="-5cm"/>
          <text:p text:style-name="P9"><text:span text:style-name="T1">User</text:span><text:span text:style-name="T1"><text:line-break/></text:span><text:span text:style-name="T5"> </text:span></text:p>
          <text:p text:style-name="P9"><text:span text:style-name="T6">operator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5.933cm" svg:height="1.016cm" svg:x="5.481cm" svg:y="3.032cm">
          <text:p text:style-name="P10"><text:span text:style-name="T2">modify</text:span></text:p>
          <draw:enhanced-geometry svg:viewBox="0 0 21600 21600" draw:text-areas="0 ?f0 ?f5 ?f2" draw:type="right-arrow" draw:modifiers="17963.5995955511 5585.84070796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4" draw:layer="Layout" svg:width="3.302cm" svg:height="1.524cm" svg:x="11.922cm" svg:y="2.778cm">
          <draw:glue-point draw:id="4" svg:x="2.351cm" svg:y="-5cm"/>
          <draw:glue-point draw:id="5" svg:x="-2.11cm" svg:y="-5cm"/>
          <text:p text:style-name="P9"><text:span text:style-name="T1">User</text:span><text:span text:style-name="T1"><text:line-break/></text:span><text:span text:style-name="T5"> </text:span></text:p>
          <text:p text:style-name="P9"><text:span text:style-name="T6">j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7" draw:layer="layout" svg:width="2.945cm" svg:height="0.666cm" svg:x="1.671cm" svg:y="1.762cm">
          <draw:text-box>
            <text:p text:style-name="P11"><text:span text:style-name="T7">Logged-in user</text:span></text:p>
          </draw:text-box>
        </draw:frame>
        <draw:frame draw:style-name="gr16" draw:text-style-name="P7" draw:layer="layout" svg:width="1.865cm" svg:height="0.666cm" svg:x="7.096cm" svg:y="1.762cm">
          <draw:text-box>
            <text:p text:style-name="P11"><text:span text:style-name="T7">modifies</text:span></text:p>
          </draw:text-box>
        </draw:frame>
        <draw:frame draw:style-name="gr16" draw:text-style-name="P7" draw:layer="layout" svg:width="2.559cm" svg:height="0.666cm" svg:x="12.176cm" svg:y="1.762cm">
          <draw:text-box>
            <text:p text:style-name="P11"><text:span text:style-name="T7">another user</text:span></text:p>
          </draw:text-box>
        </draw:frame>
        <draw:frame draw:style-name="gr16" draw:text-style-name="P8" draw:layer="layout" svg:width="1.725cm" svg:height="0.666cm" svg:x="2.179cm" svg:y="5.318cm">
          <draw:text-box>
            <text:p text:style-name="P8"><text:span text:style-name="T8">Subject</text:span></text:p>
          </draw:text-box>
        </draw:frame>
        <draw:line draw:style-name="gr17" draw:text-style-name="P1" draw:layer="layout" svg:x1="3.041cm" svg:y1="5.318cm" svg:x2="3.041cm" svg:y2="4.556cm">
          <text:p/>
        </draw:line>
        <draw:frame draw:style-name="gr16" draw:text-style-name="P8" draw:layer="layout" svg:width="1.522cm" svg:height="0.666cm" svg:x="5.574cm" svg:y="5.318cm">
          <draw:text-box>
            <text:p text:style-name="P8"><text:span text:style-name="T8">Action</text:span></text:p>
          </draw:text-box>
        </draw:frame>
        <draw:line draw:style-name="gr17" draw:text-style-name="P1" draw:layer="layout" svg:x1="6.335cm" svg:y1="5.318cm" svg:x2="6.335cm" svg:y2="4.556cm">
          <text:p/>
        </draw:line>
        <draw:frame draw:style-name="gr16" draw:text-style-name="P8" draw:layer="layout" svg:width="1.565cm" svg:height="0.666cm" svg:x="12.684cm" svg:y="5.318cm">
          <draw:text-box>
            <text:p text:style-name="P8"><text:span text:style-name="T8">Object</text:span></text:p>
          </draw:text-box>
        </draw:frame>
        <draw:line draw:style-name="gr17" draw:text-style-name="P1" draw:layer="layout" svg:x1="13.466cm" svg:y1="5.318cm" svg:x2="13.466cm" svg:y2="4.556cm">
          <text:p/>
        </draw:line>
        <draw:custom-shape draw:style-name="gr25" draw:text-style-name="P4" xml:id="id15" draw:id="id15" draw:layer="Layout" svg:width="4.064cm" svg:height="1.27cm" svg:x="7.604cm" svg:y="4.81cm">
          <draw:glue-point draw:id="4" svg:x="2.351cm" svg:y="-5cm"/>
          <draw:glue-point draw:id="5" svg:x="-2.11cm" svg:y="-5cm"/>
          <text:p text:style-name="P9"><text:span text:style-name="T13">Assignment</text:span></text:p>
          <text:p text:style-name="P9"><text:span text:style-name="T14"><text:s/></text:span></text:p>
          <text:p text:style-name="P9"><text:span text:style-name="T15">target=1234..ab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xml:id="id16" draw:id="id16" draw:layer="Layout" svg:width="3.302cm" svg:height="1.524cm" svg:x="9.636cm" svg:y="7.35cm">
          <draw:glue-point draw:id="4" svg:x="2.351cm" svg:y="-5cm"/>
          <draw:glue-point draw:id="5" svg:x="-2.11cm" svg:y="-5cm"/>
          <text:p text:style-name="P9"><text:span text:style-name="T1">Role</text:span><text:span text:style-name="T1"><text:line-break/></text:span><text:span text:style-name="T5"> </text:span></text:p>
          <text:p text:style-name="P9"><text:span text:style-name="T6">oid=1234..ab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draw:type="line" svg:x1="9.636cm" svg:y1="6.08cm" svg:x2="10.591cm" svg:y2="7.35cm" draw:start-shape="id15" draw:start-glue-point="2" draw:end-shape="id16" draw:end-glue-point="5" svg:d="m9636 6080 955 1270" svg:viewBox="0 0 956 1271">
          <text:p/>
        </draw:connector>
        <draw:frame draw:style-name="gr16" draw:text-style-name="P8" draw:layer="layout" svg:width="1.518cm" svg:height="0.666cm" svg:x="10.4cm" svg:y="9.986cm">
          <draw:text-box>
            <text:p text:style-name="P8"><text:span text:style-name="T8">Target</text:span></text:p>
          </draw:text-box>
        </draw:frame>
        <draw:line draw:style-name="gr17" draw:text-style-name="P1" draw:layer="layout" svg:x1="11.161cm" svg:y1="9.986cm" svg:x2="11.161cm" svg:y2="9.224cm">
          <text:p/>
        </draw:line>
        <draw:frame draw:style-name="gr16" draw:text-style-name="P12" draw:layer="layout" svg:width="1.226cm" svg:height="0.573cm" svg:x="10.144cm" svg:y="6.269cm">
          <draw:text-box>
            <text:p text:style-name="P15"><text:span text:style-name="T9">target</text:span></text:p>
          </draw:text-box>
        </draw:frame>
        <draw:frame draw:style-name="gr16" draw:text-style-name="P7" draw:layer="layout" svg:width="7.546cm" svg:height="0.666cm" svg:x="1.762cm" svg:y="6.334cm">
          <draw:text-box>
            <text:p text:style-name="P11"><text:span text:style-name="T7">The modification adds a new assignment ...</text:span></text:p>
          </draw:text-box>
        </draw:frame>
        <draw:frame draw:style-name="gr16" draw:text-style-name="P7" draw:layer="layout" svg:width="4.884cm" svg:height="0.666cm" svg:x="4.752cm" svg:y="8.366cm">
          <draw:text-box>
            <text:p text:style-name="P11"><text:span text:style-name="T7">… </text:span><text:span text:style-name="T7">which points to this rol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dovan Semančík</meta:initial-creator>
    <meta:creation-date>2011-09-26T17:04:13</meta:creation-date>
    <dc:date>2014-06-30T19:12:42.826064237</dc:date>
    <dc:creator>Radovan Semancik</dc:creator>
    <meta:editing-duration>P1DT16H17M18S</meta:editing-duration>
    <meta:editing-cycles>108</meta:editing-cycles>
    <meta:generator>LibreOffice/4.1.3.2$Linux_X86_64 LibreOffice_project/410m0$Build-2</meta:generator>
    <meta:document-statistic meta:object-count="123"/>
  </office:meta>
</office:document-meta>
</file>